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9000001D410DF44562AF261FD.png" manifest:media-type="image/png"/>
  <manifest:file-entry manifest:full-path="Pictures/1000000000000328000001D35C21008986FFF897.png" manifest:media-type="image/png"/>
  <manifest:file-entry manifest:full-path="Pictures/100000000000028E000002149DE2D7D43FF28C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fb" officeooo:paragraph-rsid="00075afb"/>
    </style:style>
    <style:style style:name="P2" style:family="paragraph" style:parent-style-name="Standard">
      <style:text-properties officeooo:rsid="000930c9" officeooo:paragraph-rsid="000930c9"/>
    </style:style>
    <style:style style:name="P3" style:family="paragraph" style:parent-style-name="Standard">
      <style:text-properties officeooo:rsid="000bef8e" officeooo:paragraph-rsid="000bef8e"/>
    </style:style>
    <style:style style:name="P4" style:family="paragraph" style:parent-style-name="Standard">
      <style:paragraph-properties fo:break-before="page"/>
      <style:text-properties officeooo:rsid="000bef8e" officeooo:paragraph-rsid="000bef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6V5@2A5" text:style-name="Internet_20_link" text:visited-style-name="Visited_20_Internet_20_Link">6V5@2A5</text:a> Inductance :</text:p>
      <text:p text:style-name="P1"/>
      <text:p text:style-name="P1"><draw:frame draw:style-name="fr1" draw:name="Image1" text:anchor-type="paragraph" svg:width="17cm" svg:height="9.825cm" draw:z-index="0"><draw:image xlink:href="Pictures/1000000000000328000001D35C21008986FFF897.png" xlink:type="simple" xlink:show="embed" xlink:actuate="onLoad"/></draw:frame></text:p>
      <text:p text:style-name="P2"><text:a xlink:type="simple" xlink:href="mailto:7V4@2A" text:style-name="Internet_20_link" text:visited-style-name="Visited_20_Internet_20_Link">7V4@2A</text:a> Inductance :</text:p>
      <text:p text:style-name="P2"/>
      <text:p text:style-name="P2"><draw:frame draw:style-name="fr2" draw:name="Image2" text:anchor-type="paragraph" svg:width="17cm" svg:height="9.834cm" draw:z-index="1"><draw:image xlink:href="Pictures/1000000000000329000001D410DF44562AF261FD.png" xlink:type="simple" xlink:show="embed" xlink:actuate="onLoad"/></draw:frame></text:p>
      <text:p text:style-name="P2"/>
      <text:p text:style-name="P4"><text:a xlink:type="simple" xlink:href="mailto:24V@2A5" text:style-name="Internet_20_link" text:visited-style-name="Visited_20_Internet_20_Link">24V@2A5</text:a> Inductance :</text:p>
      <text:p text:style-name="P3"/>
      <text:p text:style-name="P3"><draw:frame draw:style-name="fr3" draw:name="Image3" text:anchor-type="paragraph" svg:width="17.198cm" svg:height="13.988cm" draw:z-index="2"><draw:image xlink:href="Pictures/100000000000028E000002149DE2D7D43FF28C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RENAUDIN</meta:initial-creator>
    <meta:creation-date>2017-03-27T16:26:33.680000000</meta:creation-date>
    <dc:date>2017-03-27T17:49:29.032000000</dc:date>
    <dc:creator>Philippe RENAUDIN</dc:creator>
    <meta:editing-duration>PT21M11S</meta:editing-duration>
    <meta:editing-cycles>3</meta:editing-cycles>
    <meta:generator>LibreOffice/5.0.5.2$Windows_x86 LibreOffice_project/55b006a02d247b5f7215fc6ea0fde844b30035b3</meta:generator>
    <meta:printed-by>Philippe RENAUDIN</meta:printed-by>
    <meta:print-date>2017-03-27T17:44:29.340000000</meta:print-date>
    <meta:document-statistic meta:table-count="0" meta:image-count="3" meta:object-count="0" meta:page-count="2" meta:paragraph-count="3" meta:word-count="9" meta:character-count="59" meta:non-whitespace-character-count="53"/>
  </office:meta>
</office:document-meta>
</file>